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8D0000014C885625E5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71cm"/>
    </style:style>
    <style:style style:name="gr5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0pt" style:font-size-asian="10pt" style:font-size-complex="10pt"/>
    </style:style>
    <style:style style:name="P3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56cm" svg:height="6.654cm" svg:x="0.347cm" svg:y="0.249cm">
          <draw:image xlink:href="Pictures/200000020000018D0000014C885625E5.eps" xlink:type="simple" xlink:show="embed" xlink:actuate="onLoad">
            <text:p/>
          </draw:image>
        </draw:frame>
        <draw:line draw:style-name="gr2" draw:text-style-name="P1" xml:id="id1" draw:id="id1" draw:layer="layout" svg:x1="3.102cm" svg:y1="3.071cm" svg:x2="3.102cm" svg:y2="2.509cm">
          <draw:glue-point draw:id="4" svg:x="0cm" svg:y="0.462cm"/>
          <text:p/>
        </draw:line>
        <draw:line draw:style-name="gr2" draw:text-style-name="P1" xml:id="id2" draw:id="id2" draw:layer="layout" svg:x1="3.537cm" svg:y1="3.844cm" svg:x2="3.537cm" svg:y2="2.581cm">
          <draw:glue-point draw:id="4" svg:x="10cm" svg:y="-2.501cm"/>
          <draw:glue-point draw:id="5" svg:x="0cm" svg:y="-3.167cm"/>
          <text:p/>
        </draw:line>
        <draw:connector draw:style-name="gr3" draw:text-style-name="P1" xml:id="id4" draw:id="id4" draw:layer="layout" draw:type="line" svg:x1="3.102cm" svg:y1="2.815cm" svg:x2="3.537cm" svg:y2="2.813cm" draw:start-shape="id1" draw:start-glue-point="4" draw:end-shape="id2" draw:end-glue-point="5" svg:d="m3102 2815 435-2">
          <text:p/>
        </draw:connector>
        <draw:frame draw:style-name="gr4" draw:text-style-name="P3" draw:layer="layout" svg:width="2.771cm" svg:height="0.802cm" svg:x="0.273cm" svg:y="1.226cm">
          <draw:text-box>
            <text:p text:style-name="P2"><text:span text:style-name="T1">تیس سنٹی میٹر</text:span></text:p>
          </draw:text-box>
        </draw:frame>
        <draw:frame draw:style-name="gr4" draw:text-style-name="P3" xml:id="id3" draw:id="id3" draw:layer="layout" svg:width="2.771cm" svg:height="0.802cm" svg:x="5.473cm" svg:y="1.919cm">
          <draw:text-box>
            <text:p text:style-name="P2"><text:span text:style-name="T1">ایک نینو سیکنڈ</text:span></text:p>
          </draw:text-box>
        </draw:frame>
        <draw:connector draw:style-name="gr5" draw:text-style-name="P1" draw:layer="layout" draw:type="curve" svg:x1="6.858cm" svg:y1="2.721cm" svg:x2="3.319cm" svg:y2="2.814cm" draw:start-shape="id3" draw:start-glue-point="2" draw:end-shape="id4" draw:end-glue-point="0" svg:d="m6858 2721c0 967-3539 921-3539 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1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8T13:30:37</dc:date>
    <dc:creator>kkk </dc:creator>
    <meta:generator>LibreOffice/3.3$Linux LibreOffice_project/330m19$Build-401</meta:generator>
    <meta:editing-duration>PT11H5M22S</meta:editing-duration>
    <meta:editing-cycles>51</meta:editing-cycles>
    <meta:document-statistic meta:object-count="7"/>
  </office:meta>
</office:document-meta>
</file>